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 delta:insertion-change-idref="ct1" delta:insertion-type="insert-with-content">
      <style:text-properties fo:font-weight="bold" style:font-weight-asian="bold" style:font-weight-complex="bold"/>
    </style: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  <delta:change-transaction delta:change-id="ct2">
          <delta:change-info>
            <dc:creator>Jane Doe</dc:creator>
            <dc:date>2010-06-24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ert amd Remove Span</text:h>
      <text:p text:style-name="Text_20_body">In this sample, the words between square brackets in the following paragraph will be made bold and then made plain again.</text:p>
      <text:p text:style-name="Text_20_body">Plain words. [<delta:remove-leaving-content-start delta:removal-change-idref="ct2" delta:end-element-idref="end1"><text:span text:style-name="T1" delta:insertion-change-idref="ct1" delta:insertion-type="insert-around-content"/></delta:remove-leaving-content-start>Make these bold.<delta:remove-leaving-content-end delta:end-element-id="end1"/>] Plain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07-21T14:07:59</meta:creation-date>
    <dc:date>2010-07-21T14:09:10</dc:date>
    <dc:creator>Tristan Mitchell</dc:creator>
    <meta:editing-duration>PT00H01M04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32" meta:character-count="187"/>
  </office:meta>
</office:document-meta>
</file>